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5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6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7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8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9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1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2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5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6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3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4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4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4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144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5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6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7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8" style:parent-style-name="PreformattedText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ab 1: Task 1: Take a string input and output it.</text:p>
      <text:p text:style-name="PreformattedText"/>
      <text:p text:style-name="PreformattedText">#include &lt;iostream&gt;</text:p>
      <text:p text:style-name="PreformattedText">using namespace std;</text:p>
      <text:p text:style-name="PreformattedText"/>
      <text:p text:style-name="PreformattedText">int main() {</text:p>
      <text:p text:style-name="PreformattedText"><text:s text:c="2"/>string s;</text:p>
      <text:p text:style-name="PreformattedText"><text:s text:c="2"/>cin &gt;&gt; s;</text:p>
      <text:p text:style-name="PreformattedText"><text:s text:c="2"/>cout &lt;&lt;<text:s/>“Output:”&lt;&lt;s;</text:p>
      <text:p text:style-name="PreformattedText">}</text:p>
      <text:p text:style-name="PreformattedText"/>
      <text:p text:style-name="P2">Lab 1<text:s/>:<text:s/>Task 2: Find the length of a string without using library function.</text:p>
      <text:p text:style-name="PreformattedText"/>
      <text:p text:style-name="PreformattedText">#include &lt;iostream&gt;</text:p>
      <text:p text:style-name="PreformattedText">using namespace std;</text:p>
      <text:p text:style-name="PreformattedText"/>
      <text:p text:style-name="PreformattedText">int main() {</text:p>
      <text:p text:style-name="PreformattedText"><text:s text:c="2"/>string s<text:s/>= "Raihan";</text:p>
      <text:p text:style-name="PreformattedText"><text:s text:c="2"/>int i = 0;</text:p>
      <text:p text:style-name="PreformattedText"><text:s text:c="4"/>while (s[i])</text:p>
      <text:p text:style-name="PreformattedText"><text:s text:c="8"/>i++;</text:p>
      <text:p text:style-name="PreformattedText"><text:s text:c="4"/>cout &lt;&lt; "Length<text:s/>of the string:<text:s/><text:s/>";</text:p>
      <text:p text:style-name="PreformattedText"><text:s text:c="4"/>cout &lt;&lt; i &lt;&lt; endl;</text:p>
      <text:p text:style-name="PreformattedText"/>
      <text:p text:style-name="PreformattedText">}</text:p>
      <text:p text:style-name="PreformattedText"/>
      <text:p text:style-name="P3">Lab 1: Task 3: Concatenate Two Strings into one string without using<text:s/>library function.</text:p>
      <text:p text:style-name="PreformattedText"/>
      <text:p text:style-name="PreformattedText">#include &lt;iostream&gt;</text:p>
      <text:p text:style-name="PreformattedText">using namespace std;</text:p>
      <text:p text:style-name="PreformattedText">int main() {</text:p>
      <text:p text:style-name="PreformattedText"/>
      <text:p text:style-name="PreformattedText">string<text:s/>s1<text:s/>= "Tanvir<text:s/>";</text:p>
      <text:p text:style-name="PreformattedText">string<text:s/>s2<text:s/>= "Ahmed";</text:p>
      <text:p text:style-name="PreformattedText">string<text:s/>Name =<text:s/>s1+<text:s/>s2;</text:p>
      <text:p text:style-name="PreformattedText">cout &lt;&lt;<text:s/>Name;</text:p>
      <text:p text:style-name="PreformattedText">}</text:p>
      <text:p text:style-name="PreformattedText"/>
      <text:p text:style-name="PreformattedText"/>
      <text:p text:style-name="P4">Lab 1: Task 4: Reverse a string without using Library functions.</text:p>
      <text:p text:style-name="PreformattedText"/>
      <text:p text:style-name="PreformattedText">#include&lt;stdio.h&gt;</text:p>
      <text:p text:style-name="PreformattedText">#include&lt;string.h&gt;</text:p>
      <text:p text:style-name="PreformattedText">int main() {</text:p>
      <text:p text:style-name="PreformattedText"><text:s text:c="2"/><text:tab/>char s[100], temp;</text:p>
      <text:p text:style-name="PreformattedText"><text:s text:c="2"/><text:tab/>int i, j = 0;</text:p>
      <text:p text:style-name="PreformattedText"><text:s text:c="2"/><text:tab/>printf("\nEnter the string :");</text:p>
      <text:p text:style-name="PreformattedText"><text:s text:c="2"/><text:tab/>gets(s);<text:s text:c="2"/></text:p>
      <text:p text:style-name="PreformattedText"><text:tab/>for( i=0,j = strlen(s) - 1 ; i &lt; j ; i++,j--){</text:p>
      <text:p text:style-name="PreformattedText"><text:tab/><text:tab/>temp = s[i];</text:p>
      <text:p text:style-name="PreformattedText"><text:tab/><text:tab/>s[i] = s[j];</text:p>
      <text:p text:style-name="PreformattedText"><text:tab/><text:tab/>s[j] = temp;</text:p>
      <text:p text:style-name="PreformattedText"><text:tab/>}<text:s text:c="3"/></text:p>
      <text:p text:style-name="PreformattedText"><text:s text:c="2"/><text:tab/>printf("\n<text:s/>Reverse string is :%s", s);</text:p>
      <text:p text:style-name="PreformattedText"><text:s text:c="2"/><text:tab/>return (0);</text:p>
      <text:p text:style-name="PreformattedText">}</text:p>
      <text:p text:style-name="PreformattedText"/>
      <text:p text:style-name="Normal"><text:span text:style-name="T5">Lab 2: Task 1:</text:span><text:span text:style-name="T6"><text:s/></text:span><text:span text:style-name="T7">Write a function to identify whether the given input is a digit or not</text:span></text:p>
      <text:p text:style-name="P8"/>
      <text:p text:style-name="PreformattedText">#include &lt;iostream&gt;</text:p>
      <text:p text:style-name="PreformattedText">#include &lt;string&gt;</text:p>
      <text:p text:style-name="PreformattedText">using namespace std;</text:p>
      <text:p text:style-name="PreformattedText"/>
      <text:p text:style-name="PreformattedText">void number(string m)</text:p>
      <text:p text:style-name="PreformattedText">{</text:p>
      <text:p text:style-name="PreformattedText"><text:s text:c="4"/>int j;</text:p>
      <text:p text:style-name="PreformattedText"/>
      <text:p text:style-name="PreformattedText"><text:s text:c="4"/>for (j = 0; j &lt; m.length(); j++)</text:p>
      <text:p text:style-name="PreformattedText"><text:s text:c="4"/>{</text:p>
      <text:p text:style-name="PreformattedText"><text:s text:c="8"/>if (48 &lt;= m[j] &amp;&amp; m[j] &lt;= 57)</text:p>
      <text:p text:style-name="PreformattedText"><text:s text:c="8"/>{</text:p>
      <text:p text:style-name="PreformattedText"><text:s text:c="12"/>cout &lt;&lt; "This is a digit";</text:p>
      <text:p text:style-name="PreformattedText"><text:s text:c="8"/>}</text:p>
      <text:p text:style-name="PreformattedText"><text:s text:c="8"/>else</text:p>
      <text:p text:style-name="PreformattedText"><text:s text:c="8"/>{</text:p>
      <text:p text:style-name="PreformattedText"><text:s text:c="12"/>cout &lt;&lt; "Not a digit"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int main()</text:p>
      <text:p text:style-name="PreformattedText">{</text:p>
      <text:p text:style-name="PreformattedText"><text:s text:c="4"/>string s;</text:p>
      <text:p text:style-name="PreformattedText"><text:s text:c="4"/>cout&lt;&lt;"Enter something"&lt;&lt;endl;</text:p>
      <text:p text:style-name="PreformattedText"><text:s text:c="4"/>cin &gt;&gt; s;</text:p>
      <text:p text:style-name="PreformattedText"><text:s text:c="4"/>number(s);</text:p>
      <text:p text:style-name="PreformattedText">}</text:p>
      <text:p text:style-name="PreformattedText"/>
      <text:p text:style-name="PreformattedText"/>
      <text:p text:style-name="Normal"><text:span text:style-name="T9">Lab 2: Task 2:<text:s/></text:span><text:span text:style-name="T10">Write a program to check whether the given input is a keyword or not</text:span></text:p>
      <text:p text:style-name="P11"/>
      <text:p text:style-name="PreformattedText"/>
      <text:p text:style-name="PreformattedText"/>
      <text:p text:style-name="PreformattedText">#include &lt;iostream&gt;</text:p>
      <text:p text:style-name="PreformattedText">#include &lt;string&gt;</text:p>
      <text:p text:style-name="PreformattedText">using namespace std;</text:p>
      <text:p text:style-name="PreformattedText">void iskeyword(string s){</text:p>
      <text:p text:style-name="PreformattedText"/>
      <text:p text:style-name="PreformattedText"/>
      <text:p text:style-name="PreformattedText"><text:s text:c="4"/>string keys[32]={</text:p>
      <text:p text:style-name="PreformattedText"><text:s text:c="6"/>"auto","double","int","struct","break","else","long",</text:p>
      <text:p text:style-name="PreformattedText"><text:s text:c="6"/>"switch","case","enum","register","typedef","char",</text:p>
      <text:p text:style-name="PreformattedText"><text:s text:c="6"/>"extern","return","union","const","float","short",</text:p>
      <text:p text:style-name="PreformattedText"><text:s text:c="6"/>"unsigned","continue","for","signed","void","default",</text:p>
      <text:p text:style-name="PreformattedText"><text:s text:c="6"/>"goto","sizeof","voltile","do","if","static","while"</text:p>
      <text:p text:style-name="PreformattedText"><text:s text:c="3"/>};</text:p>
      <text:p text:style-name="PreformattedText"/>
      <text:p text:style-name="PreformattedText"/>
      <text:p text:style-name="PreformattedText"/>
      <text:p text:style-name="PreformattedText"><text:s text:c="2"/>for (int i = 0; i &lt; 32; i++) {</text:p>
      <text:p text:style-name="PreformattedText"><text:s text:c="5"/>if (s.find(keys[i]) != string::npos) {</text:p>
      <text:p text:style-name="PreformattedText"><text:s text:c="6"/>cout &lt;&lt; "It is a keyword";</text:p>
      <text:p text:style-name="PreformattedText"><text:s text:c="6"/>return;</text:p>
      <text:p text:style-name="PreformattedText"><text:s text:c="2"/>}</text:p>
      <text:p text:style-name="PreformattedText"/>
      <text:p text:style-name="PreformattedText"><text:s text:c="2"/>}</text:p>
      <text:p text:style-name="PreformattedText"><text:s text:c="8"/>cout &lt;&lt; "Not a keyword";</text:p>
      <text:p text:style-name="PreformattedText"/>
      <text:p text:style-name="PreformattedText"/>
      <text:p text:style-name="PreformattedText">}</text:p>
      <text:p text:style-name="PreformattedText"/>
      <text:p text:style-name="PreformattedText"/>
      <text:p text:style-name="PreformattedText"/>
      <text:p text:style-name="PreformattedText">int main() {</text:p>
      <text:p text:style-name="PreformattedText"/>
      <text:p text:style-name="PreformattedText"><text:s text:c="4"/>string inputstr;</text:p>
      <text:p text:style-name="PreformattedText"><text:s text:c="4"/>cout &lt;&lt; "Enter the string" &lt;&lt; endl;</text:p>
      <text:p text:style-name="PreformattedText"><text:s text:c="4"/>getline(cin,inputstr);</text:p>
      <text:p text:style-name="PreformattedText"/>
      <text:p text:style-name="PreformattedText"><text:s text:c="4"/>iskeyword(inputstr);</text:p>
      <text:p text:style-name="PreformattedText"/>
      <text:p text:style-name="PreformattedText"/>
      <text:p text:style-name="PreformattedText"/>
      <text:p text:style-name="PreformattedText">}</text:p>
      <text:p text:style-name="PreformattedText"/>
      <text:p text:style-name="PreformattedText"/>
      <text:p text:style-name="PreformattedText"/>
      <text:p text:style-name="PreformattedText"><text:span text:style-name="T12">Lab 3: Task 1: From a statement output the Lexical analyzed form</text:span>.</text:p>
      <text:p text:style-name="PreformattedText"/>
      <text:p text:style-name="PreformattedText">#include &lt;iostream&gt;</text:p>
      <text:p text:style-name="PreformattedText">#include &lt;string&gt;</text:p>
      <text:p text:style-name="PreformattedText">#include &lt;bits/stdc++.h&gt;</text:p>
      <text:p text:style-name="PreformattedText"/>
      <text:p text:style-name="PreformattedText">using namespace std;</text:p>
      <text:p text:style-name="PreformattedText"/>
      <text:p text:style-name="PreformattedText">int c;</text:p>
      <text:p text:style-name="PreformattedText"/>
      <text:p text:style-name="PreformattedText">void number(string m)</text:p>
      <text:p text:style-name="PreformattedText">{</text:p>
      <text:p text:style-name="PreformattedText"><text:s text:c="4"/>int j;</text:p>
      <text:p text:style-name="PreformattedText"/>
      <text:p text:style-name="PreformattedText"><text:s text:c="4"/>for(j=0;j&lt;m.length();j++)</text:p>
      <text:p text:style-name="PreformattedText"><text:s text:c="4"/>{</text:p>
      <text:p text:style-name="PreformattedText"><text:s text:c="8"/>if(48&lt;=m[j] &amp;&amp; m[j]&lt;=57) <text:s/>//asci code of 0-9</text:p>
      <text:p text:style-name="PreformattedText"><text:s text:c="8"/>{</text:p>
      <text:p text:style-name="PreformattedText"><text:s text:c="12"/>cout&lt;&lt;" &lt;"&lt;&lt;m&lt;&lt;"&gt;";</text:p>
      <text:p text:style-name="PreformattedText"/>
      <text:p text:style-name="PreformattedText"><text:s text:c="12"/>return;</text:p>
      <text:p text:style-name="PreformattedText"><text:s text:c="8"/>}</text:p>
      <text:p text:style-name="PreformattedText"><text:s text:c="4"/>}</text:p>
      <text:p text:style-name="PreformattedText"/>
      <text:p text:style-name="PreformattedText">}</text:p>
      <text:p text:style-name="PreformattedText">void alphabet(string x)</text:p>
      <text:p text:style-name="PreformattedText">{</text:p>
      <text:p text:style-name="PreformattedText"><text:s text:c="4"/>string alp[26]={"a","b","c","d","e","f","g","h","i","j","k","l","m","n","o","p","q","r","s","t","u","v","w","x","y","z"};</text:p>
      <text:p text:style-name="PreformattedText"><text:s text:c="4"/>string alp2[26]={"A","B","C","D","E","F","G","H","I","J","K","L","M","N","O","P","Q","R","S","T","U","V","W","X","Y","Z"};</text:p>
      <text:p text:style-name="PreformattedText"/>
      <text:p text:style-name="PreformattedText"><text:s text:c="4"/>string s="id";</text:p>
      <text:p text:style-name="PreformattedText"><text:s text:c="4"/>for(int n=0;n&lt;26;n++)</text:p>
      <text:p text:style-name="PreformattedText"><text:s text:c="4"/>{</text:p>
      <text:p text:style-name="PreformattedText"><text:s text:c="8"/>if(alp[n]==x || alp2[n]==x)</text:p>
      <text:p text:style-name="PreformattedText"><text:s text:c="8"/>{</text:p>
      <text:p text:style-name="PreformattedText"><text:s text:c="12"/>c++;</text:p>
      <text:p text:style-name="PreformattedText"><text:s text:c="12"/>cout&lt;&lt;" &lt;"&lt;&lt;s&lt;&lt;","&lt;&lt;c&lt;&lt;"&gt;";</text:p>
      <text:p text:style-name="PreformattedText"><text:s text:c="12"/>return;</text:p>
      <text:p text:style-name="PreformattedText"><text:s text:c="8"/>}</text:p>
      <text:p text:style-name="PreformattedText"><text:s text:c="4"/>}</text:p>
      <text:p text:style-name="PreformattedText"/>
      <text:p text:style-name="PreformattedText">}</text:p>
      <text:p text:style-name="PreformattedText"/>
      <text:p text:style-name="PreformattedText">void keyword(string n)</text:p>
      <text:p text:style-name="PreformattedText">{</text:p>
      <text:p text:style-name="PreformattedText"><text:s text:c="4"/>string keyword[32]={"if","else","auto","break","case","char","const","continue","do","double","enum","extern","float","for","goto","int","long","register","return","short","signed","sizeof","static","struct","switch","typedef","union","unsigned","void","volatile","while"};</text:p>
      <text:p text:style-name="PreformattedText"><text:s text:c="4"/>int i;</text:p>
      <text:p text:style-name="PreformattedText"><text:s text:c="4"/>for(i=0;i&lt;32;i++)</text:p>
      <text:p text:style-name="PreformattedText"><text:s text:c="4"/>{</text:p>
      <text:p text:style-name="PreformattedText"><text:s text:c="8"/>if(keyword[i]==n)</text:p>
      <text:p text:style-name="PreformattedText"><text:s text:c="8"/>{</text:p>
      <text:p text:style-name="PreformattedText"/>
      <text:p text:style-name="PreformattedText"><text:s text:c="12"/>cout&lt;&lt;" &lt;"&lt;&lt;n&lt;&lt;"&gt;";</text:p>
      <text:p text:style-name="PreformattedText"/>
      <text:p text:style-name="PreformattedText"><text:s text:c="12"/>return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void operator1(string s)</text:p>
      <text:p text:style-name="PreformattedText">{</text:p>
      <text:p text:style-name="PreformattedText"><text:s text:c="4"/>string op[7]={"+","-","*","/","=","(",")"};</text:p>
      <text:p text:style-name="PreformattedText"><text:s text:c="4"/>for(int i=0;i&lt;7;i++)</text:p>
      <text:p text:style-name="PreformattedText"><text:s text:c="4"/>{</text:p>
      <text:p text:style-name="PreformattedText"><text:s text:c="8"/>if(op[i]==s)</text:p>
      <text:p text:style-name="PreformattedText"><text:s text:c="8"/>{</text:p>
      <text:p text:style-name="PreformattedText"><text:s text:c="12"/>cout&lt;&lt;" &lt;"&lt;&lt;s&lt;&lt;"&gt;";</text:p>
      <text:p text:style-name="PreformattedText"/>
      <text:p text:style-name="PreformattedText"><text:s text:c="12"/>return;</text:p>
      <text:p text:style-name="PreformattedText"><text:s text:c="8"/>}</text:p>
      <text:p text:style-name="PreformattedText"><text:s text:c="4"/>}</text:p>
      <text:p text:style-name="PreformattedText"/>
      <text:p text:style-name="PreformattedText">}</text:p>
      <text:p text:style-name="PreformattedText"/>
      <text:p text:style-name="PreformattedText">void printing(string str)</text:p>
      <text:p text:style-name="PreformattedText">{</text:p>
      <text:p text:style-name="PreformattedText"><text:s text:c="4"/>istringstream ss(str); //stream the string into different variable<text:s/></text:p>
      <text:p text:style-name="PreformattedText"/>
      <text:p text:style-name="PreformattedText"><text:s text:c="4"/>string word;</text:p>
      <text:p text:style-name="PreformattedText"/>
      <text:p text:style-name="PreformattedText"><text:s text:c="4"/>while (ss &gt;&gt; word)</text:p>
      <text:p text:style-name="PreformattedText"><text:s text:c="4"/>{</text:p>
      <text:p text:style-name="PreformattedText"/>
      <text:p text:style-name="PreformattedText"><text:s text:c="8"/>keyword(word);</text:p>
      <text:p text:style-name="PreformattedText"><text:s text:c="8"/>number(word);</text:p>
      <text:p text:style-name="PreformattedText"><text:s text:c="8"/>alphabet(word);</text:p>
      <text:p text:style-name="PreformattedText"><text:s text:c="8"/>operator1(word);</text:p>
      <text:p text:style-name="PreformattedText"><text:s text:c="4"/>}</text:p>
      <text:p text:style-name="PreformattedText">}</text:p>
      <text:p text:style-name="PreformattedText"/>
      <text:p text:style-name="PreformattedText">int main()</text:p>
      <text:p text:style-name="PreformattedText">{</text:p>
      <text:p text:style-name="PreformattedText"/>
      <text:p text:style-name="PreformattedText"><text:s text:c="4"/>string input;</text:p>
      <text:p text:style-name="PreformattedText"/>
      <text:p text:style-name="PreformattedText"><text:s text:c="4"/>cout&lt;&lt;"Enter input:\n";</text:p>
      <text:p text:style-name="PreformattedText"><text:s text:c="4"/>getline(cin,input);</text:p>
      <text:p text:style-name="PreformattedText"/>
      <text:p text:style-name="PreformattedText"><text:s text:c="4"/>printing(input);</text:p>
      <text:p text:style-name="PreformattedText"/>
      <text:p text:style-name="PreformattedText"><text:s text:c="4"/>return 0;</text:p>
      <text:p text:style-name="PreformattedText">}</text:p>
      <text:p text:style-name="PreformattedText"/>
      <text:p text:style-name="PreformattedText"/>
      <text:p text:style-name="P13">Lab 4: Task 1:<text:s/>Check whether a statement is properly parenthesized or not.</text:p>
      <text:p text:style-name="PreformattedText"/>
      <text:p text:style-name="PreformattedText"/>
      <text:p text:style-name="PreformattedText">#include &lt;iostream&gt;</text:p>
      <text:p text:style-name="PreformattedText">using namespace std;</text:p>
      <text:p text:style-name="PreformattedText">int main()</text:p>
      <text:p text:style-name="PreformattedText">{</text:p>
      <text:p text:style-name="PreformattedText"/>
      <text:p text:style-name="PreformattedText"><text:s text:c="4"/>string input;</text:p>
      <text:p text:style-name="PreformattedText"><text:s text:c="4"/>int p=0;</text:p>
      <text:p text:style-name="PreformattedText"><text:s text:c="4"/>int i;</text:p>
      <text:p text:style-name="PreformattedText"><text:s text:c="4"/>int f1=0;</text:p>
      <text:p text:style-name="PreformattedText"/>
      <text:p text:style-name="PreformattedText"><text:s text:c="4"/>cout&lt;&lt;"Enter input:\n";</text:p>
      <text:p text:style-name="PreformattedText"><text:s text:c="4"/>getline(cin,input); //full line as input</text:p>
      <text:p text:style-name="PreformattedText"/>
      <text:p text:style-name="PreformattedText"><text:s text:c="4"/>int len = input.length();</text:p>
      <text:p text:style-name="PreformattedText"><text:s text:c="4"/>for(i=0;i&lt;len;i++)</text:p>
      <text:p text:style-name="PreformattedText"><text:s text:c="4"/>{</text:p>
      <text:p text:style-name="PreformattedText"><text:s text:c="8"/>if(input[i]=='(')</text:p>
      <text:p text:style-name="PreformattedText"><text:s text:c="8"/>{</text:p>
      <text:p text:style-name="PreformattedText"><text:s text:c="12"/>p++;</text:p>
      <text:p text:style-name="PreformattedText"><text:s text:c="8"/>}</text:p>
      <text:p text:style-name="PreformattedText"><text:s text:c="8"/>else if(input[i]==')')</text:p>
      <text:p text:style-name="PreformattedText"><text:s text:c="8"/>{</text:p>
      <text:p text:style-name="PreformattedText"><text:s text:c="12"/>p--;</text:p>
      <text:p text:style-name="PreformattedText"><text:s text:c="8"/>}</text:p>
      <text:p text:style-name="PreformattedText"><text:s text:c="4"/>}</text:p>
      <text:p text:style-name="PreformattedText"><text:s text:c="4"/>if(p == 0)</text:p>
      <text:p text:style-name="PreformattedText"><text:s text:c="4"/>{</text:p>
      <text:p text:style-name="PreformattedText"><text:s text:c="7"/>cout&lt;&lt;"Input is properly parenthesized";</text:p>
      <text:p text:style-name="PreformattedText"><text:s text:c="4"/>}</text:p>
      <text:p text:style-name="PreformattedText"><text:s text:c="4"/>else</text:p>
      <text:p text:style-name="PreformattedText"><text:s text:c="4"/>{</text:p>
      <text:p text:style-name="PreformattedText"><text:s text:c="8"/>cout&lt;&lt;"Input is not properly parenthesized";</text:p>
      <text:p text:style-name="PreformattedText"><text:s text:c="4"/>}</text:p>
      <text:p text:style-name="PreformattedText"><text:s text:c="4"/>return 0;</text:p>
      <text:p text:style-name="PreformattedText">}</text:p>
      <text:p text:style-name="PreformattedText"/>
      <text:p text:style-name="PreformattedText"/>
      <text:p text:style-name="PreformattedText"/>
      <text:p text:style-name="P14">Lab 4: Task 2: Evaluate a mathematical Statement if the statement is correct.</text:p>
      <text:p text:style-name="P15"/>
      <text:p text:style-name="P16"/>
      <text:p text:style-name="P17">#include &lt;iostream&gt;</text:p>
      <text:p text:style-name="P18">using namespace std;</text:p>
      <text:p text:style-name="P19">int main()</text:p>
      <text:p text:style-name="P20">{</text:p>
      <text:p text:style-name="P21"/>
      <text:p text:style-name="P22"><text:s text:c="4"/>string input;</text:p>
      <text:p text:style-name="P23"><text:s text:c="4"/>int p=0;</text:p>
      <text:p text:style-name="P24"><text:s text:c="4"/>int i;</text:p>
      <text:p text:style-name="P25"><text:s text:c="4"/>int f1=0;</text:p>
      <text:p text:style-name="P26"/>
      <text:p text:style-name="P27"><text:s text:c="4"/>cout&lt;&lt;"Enter input:\n";</text:p>
      <text:p text:style-name="P28"><text:s text:c="4"/>getline(cin,input); //full line as input</text:p>
      <text:p text:style-name="P29"/>
      <text:p text:style-name="P30"><text:s text:c="4"/>int len = input.length();</text:p>
      <text:p text:style-name="P31"><text:s text:c="4"/>for(i=0;i&lt;len;i++)</text:p>
      <text:p text:style-name="P32"><text:s text:c="4"/>{</text:p>
      <text:p text:style-name="P33"><text:s text:c="8"/>if(input[i]=='(')</text:p>
      <text:p text:style-name="P34"><text:s text:c="8"/>{</text:p>
      <text:p text:style-name="P35"><text:s text:c="12"/>p++;</text:p>
      <text:p text:style-name="P36"><text:s text:c="8"/>}</text:p>
      <text:p text:style-name="P37"><text:s text:c="8"/>else if(input[i]==')')</text:p>
      <text:p text:style-name="P38"><text:s text:c="8"/>{</text:p>
      <text:p text:style-name="P39"><text:s text:c="12"/>p--;</text:p>
      <text:p text:style-name="P40"><text:s text:c="8"/>}</text:p>
      <text:p text:style-name="P41"><text:s text:c="4"/>}</text:p>
      <text:p text:style-name="P42"><text:s text:c="4"/>if(p == 0)</text:p>
      <text:p text:style-name="P43"><text:s text:c="4"/>{</text:p>
      <text:p text:style-name="P44"><text:s text:c="7"/>cout&lt;&lt;"Input is properly parenthesized";</text:p>
      <text:p text:style-name="P45"><text:s text:c="7"/>f1=1;</text:p>
      <text:p text:style-name="P46"><text:s text:c="4"/>}</text:p>
      <text:p text:style-name="P47"><text:s text:c="4"/>else</text:p>
      <text:p text:style-name="P48"><text:s text:c="4"/>{</text:p>
      <text:p text:style-name="P49"><text:s text:c="8"/>cout&lt;&lt;"Input is not properly parenthesized";</text:p>
      <text:p text:style-name="P50"><text:s text:c="8"/>return 0;</text:p>
      <text:p text:style-name="P51"><text:s text:c="4"/>}</text:p>
      <text:p text:style-name="P52"/>
      <text:p text:style-name="P53"><text:s text:c="4"/>int f=0;</text:p>
      <text:p text:style-name="P54"><text:s text:c="4"/>if(f1==1)</text:p>
      <text:p text:style-name="P55"><text:s text:c="4"/>{</text:p>
      <text:p text:style-name="P56"/>
      <text:p text:style-name="P57"><text:s text:c="4"/>for(int j=0;j&lt;len;j++)</text:p>
      <text:p text:style-name="P58"><text:s text:c="4"/>{</text:p>
      <text:p text:style-name="P59"><text:s text:c="8"/>if(input[j]=='+'||input[j]=='-'||input[j]=='*'||input[j]=='/')</text:p>
      <text:p text:style-name="P60"><text:s text:c="8"/>{</text:p>
      <text:p text:style-name="P61"><text:s text:c="12"/>if(input[j+1]=='+'||input[j+1]=='-'||input[j+1]=='*'||input[j-1]=='/'||input[j+1]=='('||input[j+1]==')')</text:p>
      <text:p text:style-name="P62"><text:s text:c="12"/>{</text:p>
      <text:p text:style-name="P63"><text:s text:c="16"/>cout&lt;&lt;"\n Invalid expression";</text:p>
      <text:p text:style-name="P64"><text:s text:c="16"/>f=1;</text:p>
      <text:p text:style-name="P65"><text:s text:c="12"/>}</text:p>
      <text:p text:style-name="P66"><text:s text:c="8"/>}</text:p>
      <text:p text:style-name="P67"><text:s text:c="4"/>}</text:p>
      <text:p text:style-name="P68"><text:s text:c="4"/>}</text:p>
      <text:p text:style-name="P69"><text:s text:c="4"/>if(f==0)</text:p>
      <text:p text:style-name="P70"><text:s text:c="4"/>{</text:p>
      <text:p text:style-name="P71"><text:s text:c="8"/>cout&lt;&lt;"\n Input is a valid expression.";</text:p>
      <text:p text:style-name="P72"><text:s text:c="4"/>}</text:p>
      <text:p text:style-name="P73"/>
      <text:p text:style-name="P74"><text:s text:c="4"/>return 0;</text:p>
      <text:p text:style-name="P75">}</text:p>
      <text:p text:style-name="P76">Lab 5: Task 1: Check English grammar of a statement.</text:p>
      <text:p text:style-name="P77"/>
      <text:p text:style-name="P78">#include&lt;stdio.h&gt;<text:s/></text:p>
      <text:p text:style-name="P79">#include&lt;string.h&gt;<text:s/></text:p>
      <text:p text:style-name="P80">#include&lt;stdbool.h&gt;<text:s/></text:p>
      <text:p text:style-name="P81"/>
      <text:p text:style-name="P82">bool checkSentence(char str[])<text:s/></text:p>
      <text:p text:style-name="P83">{<text:s/></text:p>
      <text:p text:style-name="P84"><text:tab/>// Calculate the length of the string.<text:s/></text:p>
      <text:p text:style-name="P85"><text:tab/>int len = strlen(str);</text:p>
      <text:p text:style-name="P86"/>
      <text:p text:style-name="P87"><text:s text:c="4"/>if (str[0] &lt; 'A' || str[0] &gt; 'Z') // Check if the first character is uppercase or not in the sentence</text:p>
      <text:p text:style-name="P88"><text:s text:c="8"/>return false;</text:p>
      <text:p text:style-name="P89"/>
      <text:p text:style-name="P90"><text:s text:c="4"/>if (str[len - 1] != '.') //Check if the last character is a full stop or not</text:p>
      <text:p text:style-name="P91"><text:s text:c="8"/>return false;<text:s/></text:p>
      <text:p text:style-name="P92"><text:s/></text:p>
      <text:p text:style-name="P93"><text:tab/>int prev_state = 0, curr_state = 0;<text:s/></text:p>
      <text:p text:style-name="P94"/>
      <text:p text:style-name="P95"><text:tab/>int index = 1;<text:s/></text:p>
      <text:p text:style-name="P96"/>
      <text:p text:style-name="P97"><text:tab/>while (str[index])<text:s/></text:p>
      <text:p text:style-name="P98"><text:tab/>{<text:s/></text:p>
      <text:p text:style-name="P99"><text:s/></text:p>
      <text:p text:style-name="P100"><text:tab/><text:tab/>if (str[index] &gt;= 'A' &amp;&amp; str[index] &lt;= 'Z')<text:s/></text:p>
      <text:p text:style-name="P101"><text:tab/><text:tab/><text:tab/>curr_state = 0;<text:s/></text:p>
      <text:p text:style-name="P102"/>
      <text:p text:style-name="P103"><text:tab/><text:tab/>else if (str[index] == ' ')<text:s/></text:p>
      <text:p text:style-name="P104"><text:tab/><text:tab/><text:tab/>curr_state = 1;<text:s/></text:p>
      <text:p text:style-name="P105"/>
      <text:p text:style-name="P106"><text:tab/><text:tab/>else if (str[index] &gt;= 'a' &amp;&amp; str[index] &lt;= 'z')<text:s/></text:p>
      <text:p text:style-name="P107"><text:tab/><text:tab/><text:tab/>curr_state = 2;<text:s/></text:p>
      <text:p text:style-name="P108"/>
      <text:p text:style-name="P109"><text:tab/><text:tab/>else if (str[index] == '.')<text:s/></text:p>
      <text:p text:style-name="P110"><text:tab/><text:tab/><text:tab/>curr_state = 3;</text:p>
      <text:p text:style-name="P111"/>
      <text:p text:style-name="P112"><text:s text:c="8"/>if (prev_state == curr_state &amp;&amp; curr_state != 2) //Two continuous upper case characters are not allowed</text:p>
      <text:p text:style-name="P113"><text:s text:c="12"/>return false;<text:s/></text:p>
      <text:p text:style-name="P114"/>
      <text:p text:style-name="P115"><text:tab/><text:tab/>if (prev_state == 2 &amp;&amp; curr_state == 0) //current state upper case privious state lower case<text:s/></text:p>
      <text:p text:style-name="P116"><text:tab/><text:tab/><text:tab/>return false;<text:s/></text:p>
      <text:p text:style-name="P117"/>
      <text:p text:style-name="P118"><text:tab/><text:tab/>if (curr_state == 3 &amp;&amp; prev_state != 1) //current state . and privious " " na hoi</text:p>
      <text:p text:style-name="P119"><text:tab/><text:tab/><text:tab/>return (str[index + 1] == '\0');<text:s/></text:p>
      <text:p text:style-name="P120"/>
      <text:p text:style-name="P121"><text:tab/><text:tab/>index++;<text:s/></text:p>
      <text:p text:style-name="P122"/>
      <text:p text:style-name="P123"><text:tab/><text:tab/>prev_state = curr_state;<text:s/></text:p>
      <text:p text:style-name="P124"><text:tab/>}<text:s/></text:p>
      <text:p text:style-name="P125"><text:tab/>return false;<text:s/></text:p>
      <text:p text:style-name="P126">}<text:s/></text:p>
      <text:p text:style-name="P127"/>
      <text:p text:style-name="P128">int main()<text:s/></text:p>
      <text:p text:style-name="P129">{<text:s/></text:p>
      <text:p text:style-name="P130"><text:tab/>char *str[] = { "I love cinema.", "The vertex is S.",<text:s/></text:p>
      <text:p text:style-name="P131"><text:tab/><text:tab/><text:tab/><text:tab/><text:tab/>"I am single.", "My name is KG.",<text:s/></text:p>
      <text:p text:style-name="P132"><text:tab/><text:tab/><text:tab/><text:tab/><text:tab/>"I lovE cinema.", "GeeksQuiz. is a quiz site.",<text:s/></text:p>
      <text:p text:style-name="P133"><text:tab/><text:tab/><text:tab/><text:tab/><text:tab/>"I love Geeksquiz and Geeksforgeeks.",<text:s/></text:p>
      <text:p text:style-name="P134"><text:tab/><text:tab/><text:tab/><text:tab/><text:tab/>" You are my friend.", "I love cinema" };<text:s/></text:p>
      <text:p text:style-name="P135"><text:tab/>int str_size = sizeof(str) / sizeof(str[0]);<text:s/></text:p>
      <text:p text:style-name="P136"><text:tab/>int i = 0;<text:s/></text:p>
      <text:p text:style-name="P137"><text:tab/>for (i = 0; i &lt; str_size; i++)<text:s/></text:p>
      <text:p text:style-name="P138"><text:tab/>checkSentence(str[i])? printf("\"%s\" is correct \n", str[i]):<text:s/></text:p>
      <text:p text:style-name="P139"><text:tab/><text:tab/><text:tab/><text:tab/><text:tab/><text:tab/><text:tab/>printf("\"%s\" is incorrect \n", str[i]);<text:s/></text:p>
      <text:p text:style-name="P140"/>
      <text:p text:style-name="P141"><text:tab/>return 0;<text:s/></text:p>
      <text:p text:style-name="P142">}<text:s/></text:p>
      <text:p text:style-name="P143"/>
      <text:p text:style-name="P144"/>
      <text:p text:style-name="P145"/>
      <text:p text:style-name="P146"/>
      <text:p text:style-name="P147"/>
      <text:p text:style-name="P148">Lab 5: Task 2: Ab <text:s/>A=a|E for this grammar check an input can be derived or not.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ihan</meta:initial-creator>
    <dc:creator>suriya rahi</dc:creator>
    <meta:creation-date>2021-03-06T17:08:00Z</meta:creation-date>
    <dc:date>2021-03-06T19:23:00Z</dc:date>
    <meta:print-date>2021-03-06T19:22:00Z</meta:print-date>
    <meta:template xlink:href="Normal.dotm" xlink:type="simple"/>
    <meta:editing-cycles>5</meta:editing-cycles>
    <meta:editing-duration>PT8160S</meta:editing-duration>
    <meta:document-statistic meta:page-count="1" meta:paragraph-count="15" meta:word-count="1158" meta:character-count="7748" meta:row-count="55" meta:non-whitespace-character-count="6605"/>
  </office:meta>
</office:document-meta>
</file>